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5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7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9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2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3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6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18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19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0" style:family="paragraph" style:parent-style-name="Text_20_body">
      <style:text-properties officeooo:paragraph-rsid="002f0712"/>
    </style:style>
    <style:style style:name="P21" style:family="paragraph" style:parent-style-name="公司名稱">
      <style:text-properties style:font-name="新宋体" fo:font-size="6.5pt" officeooo:rsid="01881773" officeooo:paragraph-rsid="001a8fd6" style:font-name-asian="新宋体" style:font-size-asian="6.5pt" style:font-size-complex="6.5pt"/>
    </style:style>
    <style:style style:name="P2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</text:user-field-decls>
      <text:p text:style-name="P22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2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6-16T14:25:43.386000000</dc:date>
    <meta:editing-duration>PT1H38M55S</meta:editing-duration>
    <meta:editing-cycles>32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